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7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scillateur</text:p>
          </table:table-cell>
          <table:table-cell office:value-type="string" calcext:value-type="string">
            <text:p>Se dit de tout système physique manifestant la variation d'une grandeur physique autour d'une position d'équilibre.</text:p>
          </table:table-cell>
        </table:table-row>
        <table:table-row table:style-name="ro1">
          <table:table-cell office:value-type="string" calcext:value-type="string">
            <text:p>Oscillateur amorti</text:p>
          </table:table-cell>
          <table:table-cell office:value-type="string" calcext:value-type="string">
            <text:p>Se dit d’un système dont l'amplitudes des oscillations diminue au cours du temps, du fait, principalement de la dissipation de l'énergie.</text:p>
          </table:table-cell>
        </table:table-row>
        <table:table-row table:style-name="ro1">
          <table:table-cell office:value-type="string" calcext:value-type="string">
            <text:p>Force de rappel d’un ressort</text:p>
          </table:table-cell>
          <table:table-cell office:value-type="string" calcext:value-type="string">
            <text:p>\(- \vec{F_r} = k(x-l_0)\vec{e_x}\) avec \(l_0\) sa longueur à vide et \(k\) sa constante de raideur</text:p>
          </table:table-cell>
        </table:table-row>
        <table:table-row table:style-name="ro1">
          <table:table-cell office:value-type="string" calcext:value-type="string">
            <text:p>Équation d’un OH</text:p>
          </table:table-cell>
          <table:table-cell office:value-type="string" calcext:value-type="string">
            <text:p>\(\ddot{x}+\omega_0^2x = 0\)</text:p>
          </table:table-cell>
        </table:table-row>
        <table:table-row table:style-name="ro1">
          <table:table-cell office:value-type="string" calcext:value-type="string">
            <text:p>La solution de l’EQD d’une OH (3 formes)</text:p>
          </table:table-cell>
          <table:table-cell office:value-type="string" calcext:value-type="string">
            <text:p>\(x(t)=\underline{C_1}e^{-i\omega_0t} + \underline{C_2}e^{+i\omega_0t}\), \(x(t)=A\cos(\omega_0t) + B\sin(\omega_0t)\) et \(x(t) = C\cos(\omega_0t+\varphi)\) ou \(x(t) = D\sin(\omega_0t+\eta)\)</text:p>
          </table:table-cell>
        </table:table-row>
        <table:table-row table:style-name="ro1">
          <table:table-cell office:value-type="string" calcext:value-type="string">
            <text:p>Trouver les constantes d’intégration d’une solution d’un OH</text:p>
          </table:table-cell>
          <table:table-cell office:value-type="string" calcext:value-type="string">
            <text:p>On en trouve une avec les conditions initiales appliquées à x(t) et une autre avec les conditions appliquées à v(t)</text:p>
          </table:table-cell>
        </table:table-row>
        <table:table-row table:style-name="ro1">
          <table:table-cell office:value-type="string" calcext:value-type="string">
            <text:p>Période des oscillations d’un OH</text:p>
          </table:table-cell>
          <table:table-cell office:value-type="string" calcext:value-type="string">
            <text:p>\(T = \frac{2\pi}{\omega₀}</text:p>
          </table:table-cell>
        </table:table-row>
        <table:table-row table:style-name="ro1">
          <table:table-cell office:value-type="string" calcext:value-type="string">
            <text:p>EQD d’un OH amorti</text:p>
          </table:table-cell>
          <table:table-cell office:value-type="string" calcext:value-type="string">
            <text:p>\(\ddot{x} + \frac{1}{\tau}\dot{x} + \omega_0^2x = 0\)</text:p>
          </table:table-cell>
        </table:table-row>
        <table:table-row table:style-name="ro1">
          <table:table-cell office:value-type="string" calcext:value-type="string">
            <text:p>Expression du \(\Delta\) de l’équation caractéristique de l’EQD d’un OH amorti</text:p>
          </table:table-cell>
          <table:table-cell office:value-type="string" calcext:value-type="string">
            <text:p>\(\Delta = \frac{1}{\tau^2} - 4\omega_0^2\) = \(\frac{1}{\tau^2}(1-4\omega_0^2\tau^2)\) = <text:s/>\(\frac{1}{\tau^2}(1-4Q)\)</text:p>
          </table:table-cell>
        </table:table-row>
        <table:table-row table:style-name="ro1">
          <table:table-cell office:value-type="string" calcext:value-type="string">
            <text:p>Dans un OH amorti, lien entre les valeurs de \(Delta\), Q et le type de régime</text:p>
          </table:table-cell>
          <table:table-cell office:value-type="string" calcext:value-type="string">
            <text:p>Régime pseudo-périodique : \(\Delta &lt; 0 \iff Q &gt; 1/2\), Régime apériodique <text:s/>: \(\Delta &gt; 0 \iff Q &lt; 1/2\), Régime critique : <text:s/>\(\Delta = 0 \iff Q = 1/2\)</text:p>
          </table:table-cell>
        </table:table-row>
        <table:table-row table:style-name="ro1">
          <table:table-cell office:value-type="string" calcext:value-type="string">
            <text:p>Solution d’un OH à régime pseudo-périodique</text:p>
          </table:table-cell>
          <table:table-cell office:value-type="string" calcext:value-type="string">
            <text:p>\(x(t) = e^{-\frac{t}{2\tau}} (A\cos(\omega_at) + B\sin(\omega_at))\) avec $\omega_a = \omega_0\sqrt{1-\frac{1}{4Q^2}}\)</text:p>
          </table:table-cell>
        </table:table-row>
        <table:table-row table:style-name="ro1">
          <table:table-cell office:value-type="string" calcext:value-type="string">
            <text:p>Solution d’un OH à régime apériodique</text:p>
          </table:table-cell>
          <table:table-cell office:value-type="string" calcext:value-type="string">
            <text:p>\(x(t) = e^{-\frac{t}{2\tau}}(C_1e^{-\beta t} + C_2e^{+\beta t}\) avec $\beta =\omega_0\sqrt{-1+\frac{1}{4Q^2}}\)</text:p>
          </table:table-cell>
        </table:table-row>
        <table:table-row table:style-name="ro1">
          <table:table-cell office:value-type="string" calcext:value-type="string">
            <text:p>Solution d’un OH à régime critique</text:p>
          </table:table-cell>
          <table:table-cell office:value-type="string" calcext:value-type="string">
            <text:p>\(x(t) = C_1e^{-\frac{1}{2\tau}t} + C_2te^{-\frac{1}{2\tau}t}\)</text:p>
          </table:table-cell>
        </table:table-row>
        <table:table-row table:style-name="ro1">
          <table:table-cell office:value-type="string" calcext:value-type="string">
            <text:p>Courbes pour Q autour de 1/2</text:p>
          </table:table-cell>
          <table:table-cell office:value-type="string" calcext:value-type="string">
            <text:p>[IMG]271.compa.svg[/IMG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3:28:57.717494258</meta:creation-date>
    <dc:date>2024-11-21T17:24:22.409912866</dc:date>
    <meta:editing-duration>PT54M12S</meta:editing-duration>
    <meta:editing-cycles>11</meta:editing-cycles>
    <meta:generator>LibreOffice/7.3.7.2$Linux_X86_64 LibreOffice_project/30$Build-2</meta:generator>
    <meta:document-statistic meta:table-count="1" meta:cell-count="28" meta:object-count="0"/>
  </office:meta>
</office:document-meta>
</file>